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1429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ass2key_procgen-B-RANDxx-MAX-SUM-8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2kproc1-2-3(mxKeySwapBitsE(mxKeySwapBitsE(mxKeyByBitEnc(mxKeyNot(mxKeyAlg2(mxKeyAlg2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p2kproc1-2-3(mxKeyRotateLeftBits(mxKeyRotEnc(mxKeyReverse(p2kproc3(p2kproc3(mxKeySwapBitsF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Alg2(mxKeySwapBitsEE2(mxKeyRotEnc2(mxKeyXorRR(p2kproc3(mxKeyAdd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changeDuplicatesB(mxKeyByBitEnc(mxKeyAddRR(mxKeyXor(mxKeySwapBitsRound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RR(mxKeySwapBitsG(mxKeyAddRR(mxKeyAddRR(mxKeyXorRR(mxKeyRotateLeftBits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SwapBitsEE2(mxKeySwapMinors3(mxKeyXorB(mxKeyAddRR(mxKeySwapBitsG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p2kproc1-2-3(mxKeyXor(changeDuplicatesC2(mxKeySwapBitsEE2(mxKeyRotateLeftBits(mxKeyAlg2(mxKeyRotEn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SwapBitsG(mxKeyReverseBits(mxKeySwapBitsE(mxKeyNot(mxKeyAddRR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lg1(mxKeySwapMinors3(mxKeyRotEnc2(changeDuplicatesB(mxKeyXorB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2kproc1-2-3(mxKeyAlg1(mxKeySwapBitsEE2(mxKeyByBitEnc(mxKeyRotEnc(mxKeyXor(changeDuplicate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E(mxKeyNot(mxKeyRotateLeftBits(mxKeyByBitEnc(mxKeyAlg2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B(mxKeyXor(mxKeySwapBitsE(mxKeyAlg1(changeDuplicates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p2kproc3(mxKeyReverseBits(mxKeySwapBitsF(mxKeyXor(mxKeyAddRR(mxKeyAlg1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changeDuplicatesC2(changeDuplicatesB(mxKeyXor(mxKeyXorB(changeDuplicatesC2(mxKeySwapBitsG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p2kproc1-2-3(mxKeySwapBitsG(mxKeyByBitEnc(mxKeyRotEnc(mxKeyNot(mxKeyAlg1(changeDuplicatesB(mxKeySwapBitsG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Not(mxKeyNot(mxKeyRotEnc(changeDuplicatesB(mxKeyAlg1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B(p2kproc3(mxKeyReverse(mxKeyXorB(mxKeyReverseBits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Alg2(mxKeyXorB(changeDuplicatesC2(mxKeyXorB(mxKeySwapBitsD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SwapBitsE(changeDuplicatesB(mxKeyByBitEnc(changeDuplicatesC2(mxKeyAlg1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changeDuplicatesC2(mxKeyRotateLeftBits(mxKeyRotEnc2(mxKeyReverseBits(mxKeyXorB(mxKeySwapBit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RotEnc2(mxKeyXorB(changeDuplicatesC2(mxKeyRotEnc(mxKeyXorRR(p2kproc3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p2kproc1-2-3(mxKeyXorRR(mxKeyRotEnc(mxKeySwapBitsF(mxKeyRotEnc2(mxKeyAlg1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SwapMinors3(changeDuplicatesB(mxKeyXorRR(mxKeyReverse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(changeDuplicatesB(p2kproc3(mxKeyReverseBits(changeDuplicatesC2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B(mxKeySwapBitsF(changeDuplicatesC2(mxKeyNot(mxKeyByBitEnc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changeDuplicates(changeDuplicatesC2(mxKeyXorB(mxKeySwapBitsE(mxKeyReverseBits(changeDuplicatesB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B(mxKeySwapBitsEE2(p2kproc3(mxKeyReverse(changeDuplicatesC2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1(mxKeyXor(mxKeyByBitEnc(mxKeyAlg2(mxKeyRotEnc(mxKeyXo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everseBits(mxKeyReverse(mxKeyRotEnc(mxKeyRotEnc2(changeDuplicatesC2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RR(mxKeyReverse(mxKeyXorB(mxKeySwapBitsD(mxKeyXor(mxKeyRotEnc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Enc2(mxKeyAlg1(changeDuplicatesC2(mxKeyNot(changeDuplicatesB(mxKeyXorRR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SwapMinors3(mxKeyReverse(mxKeySwapBitsRound(mxKeySwapBitsD(mxKeyAlg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Xor(mxKeyReverse(mxKeyXorRR(mxKeyAlg1(mxKeyNot(mxKeyXo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Alg2(mxKeyXorB(mxKeyRotateLeftBits(mxKeyXorRR(mxKeyAddRR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p2kproc1-2-3(mxKeyRotateLeftBits(mxKeyXor(changeDuplicatesB(mxKeyXor(mxKeySwapBitsF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SwapBitsRound(mxKeyRotEnc(mxKeyNot(mxKeyXorRR(mxKeySwapBitsEE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Round(mxKeyAlg2(mxKeyXor(mxKeyNot(mxKeySwapBitsE(mxKeyAlg2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SwapBitsG(mxKeySwapBitsRound(mxKeyNot(mxKeySwapMinors3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G(mxKeyRotEnc2(mxKeyXorRR(mxKeySwapBitsF(mxKeyXor(changeDuplicates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Reverse(mxKeyAlg1(mxKeySwapBitsRound(mxKeyRotateLeftBits(mxKeySwapBitsG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SwapBitsG(mxKeyRotateLeftBits(changeDuplicates(changeDuplicatesB(mxKeyNot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(mxKeyXorB(mxKeyRotateLeftBits(mxKeyRotateLeftBits(mxKeyAlg1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SwapBitsD(mxKeyRotateLeftBits(mxKeySwapBitsF(mxKeySwapMinors3(mxKeyAlg1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SwapBitsG(mxKeyRotateLeftBits(changeDuplicates(changeDuplicatesB(mxKeyRotateLeftBits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Minors3(mxKeyRotEnc2(mxKeyRotEnc(mxKeyXorRR(mxKeyReverse(p2kproc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D(mxKeyRotEnc(mxKeyAddRR(mxKeyNot(mxKeySwapBitsRound(mxKeyByBi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1(mxKeySwapBitsD(mxKeySwapBitsF(mxKeyXor(mxKeySwapBitsD(mxKeyRotEn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XorRR(mxKeyAddRR(mxKeySwapMinors3(mxKeyRotEnc2(changeDuplicatesB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SwapBitsEE2(mxKeySwapBitsG(changeDuplicatesB(p2kproc3(mxKeySwapBitsRound(mxKeyAlg1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ReverseBits(mxKeyRotEnc2(mxKeyXorB(mxKeyRotateLeftBits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SwapBitsD(mxKeyXorRR(mxKeyNot(changeDuplicatesC2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SwapBitsF(mxKeyAlg2(mxKeyReverse(changeDuplicates(changeDuplicatesB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mxKeySwapBitsRound(mxKeyRotateLeftBits(mxKeyReverseBits(mxKeySwapBitsF(changeDuplicatesB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p2kproc3(mxKeySwapBitsRound(mxKeySwapBitsG(changeDuplicatesC2(changeDuplicatesB(mxKeyReverse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Alg2(mxKeyReverse(mxKeyRotEnc(mxKeyAlg1(changeDuplicatesB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ReverseBits(mxKeyAlg2(mxKeySwapMinors3(mxKeySwapMinors3(mxKeySwapBitsRound(mxKeySwapBits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(mxKeyAlg1(mxKeyAddRR(p2kproc3(changeDuplicates(mxKeyXor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changeDuplicatesC2(mxKeySwapBitsG(mxKeySwapMinors3(mxKeySwapBitsE(mxKeySwapMinors3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B(mxKeySwapMinors3(mxKeyReverse(p2kproc3(mxKeyByBitEnc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p2kproc1-2-3(mxKeyXorRR(mxKeySwapBitsD(mxKeySwapBitsE(mxKeySwapBitsF(mxKeyByBitEnc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1(mxKeyRotEnc2(mxKeyAlg2(changeDuplicatesB(mxKeyRotateLeftBits(mxKeyRotateLeftBits(mxKeyRotateLeft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ddRR(mxKeyAlg1(mxKeySwapBitsG(changeDuplicatesC2(mxKeyReverseBits(changeDuplicate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Round(mxKeyRotateLeftBits(mxKeySwapBitsEE2(mxKeyAlg2(p2kproc3(mxKeySwapBitsD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F(mxKeyAddRR(mxKeyAlg1(mxKeyNot(mxKeyRotateLeft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AddRR(mxKeyRotEnc(changeDuplicatesB(mxKeyNot(mxKeyXo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Alg2(mxKeyXorB(mxKeySwapBitsRound(mxKeySwapBitsD(mxKeyRotEnc2(mxKeyByBi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ateLeftBits(mxKeySwapBitsG(changeDuplicates(changeDuplicatesC2(changeDuplicates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(mxKeyRotEnc2(mxKeyXorRR(mxKeyAlg2(mxKeySwapBitsD(mxKeySwapBitsE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XorB(mxKeyNot(changeDuplicatesC2(mxKeyXorB(mxKeyRotateLeftBits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Not(mxKeyReverse(mxKeySwapBitsRound(mxKeyXorRR(mxKeySwapBitsG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Minors3(mxKeyReverseBits(mxKeySwapBitsD(mxKeySwapBitsD(mxKeySwapBitsE(mxKeyAlg1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Xor(mxKeyAlg1(mxKeyRotEnc(changeDuplicatesC2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Bits(mxKeyRotEnc2(mxKeyAlg2(mxKeyXor(mxKeyXor(mxKeyAlg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mxKeyAddRR(mxKeySwapBitsRound(mxKeySwapBitsRound(changeDuplicatesB(p2kproc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changeDuplicates(mxKeyRotateLeftBits(mxKeyRotEnc(mxKeyXorRR(changeDuplicate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RotEnc(mxKeyAddRR(mxKeySwapBitsF(mxKeyAlg1(mxKeyRo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changeDuplicatesB(mxKeySwapBitsD(mxKeyRotateLeftBits(mxKeyNot(mxKeyRotateLeft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Round(mxKeyAlg1(changeDuplicatesB(mxKeySwapBitsG(mxKeyReverse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mxKeyAlg1(mxKeySwapBitsG(mxKeySwapBitsD(mxKeyReverseBits(mxKeyXor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SwapBitsE(mxKeyXorRR(mxKeyAlg1(p2kproc3(mxKeySwapBitsF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SwapMinors3(mxKeyXor(changeDuplicates(mxKeySwapBitsG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changeDuplicatesB(mxKeySwapBitsEE2(mxKeyRotEnc(mxKeyAddRR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(mxKeySwapBitsE(mxKeySwapBitsD(mxKeyAlg2(mxKeyXorRR(mxKeyXor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SwapBitsE(changeDuplicatesC2(mxKeyXorB(changeDuplicatesB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F(mxKeySwapBitsRound(mxKeySwapMinors3(mxKeyByBitEnc(mxKeyReverseBits(mxKeyRotEnc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p2kproc3(mxKeySwapBitsD(p2kproc3(mxKeyAddRR(changeDuplicatesC2(mxKeyAlg1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AddRR(mxKeyXorRR(changeDuplicatesC2(changeDuplicates(mxKeyRotateLeftBit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B(changeDuplicatesC2(mxKeyRotateLeftBits(mxKeyRotEnc2(mxKeyRotateLeftBits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ByBitEnc(mxKeyXorB(mxKeySwapBitsD(mxKeyRotateLeftBits(mxKeyAlg2(changeDuplicatesB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everse(mxKeyXorB(mxKeySwapBitsG(mxKeyRotEnc2(changeDuplicatesB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Xor(changeDuplicatesB(mxKeyNot(changeDuplicates(mxKeySwapBitsF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EE2(mxKeyByBitEnc(mxKeyReverseBits(mxKeySwapBitsE(mxKeySwapMinors3(p2kproc3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RR(mxKeySwapBitsD(mxKeyByBitEnc(mxKeyNot(mxKeyByBitEnc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SwapBitsG(p2kproc3(changeDuplicates(changeDuplicatesB(mxKeyReverse(mxKeyNot(mxKeySwapBitsD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Xor(mxKeySwapBitsE(mxKeyRotEnc2(mxKeyAlg1(mxKeySwapBitsD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B(mxKeySwapBitsE(mxKeyXor(mxKeyRotateLeftBits(changeDuplicates(mxKeySwapBits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mxKeySwapBitsF(mxKeyXorRR(mxKeySwapBitsG(changeDuplicatesB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changeDuplicatesC2(mxKeyAddRR(mxKeyByBitEnc(mxKeyAlg2(p2kproc3(changeDuplicatesB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p2kproc1-2-3(mxKeyRotEnc2(changeDuplicatesC2(mxKeyRotEnc2(mxKeyAlg2(mxKeySwapBitsF(mxKeyReverse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XorB(mxKeyXorB(mxKeyAlg2(mxKeyXor(mxKeySwapBitsE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1(p2kproc3(p2kproc3(mxKeySwapBitsF(mxKeyRotateLeftBits(mxKeyNot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SwapBitsEE2(mxKeySwapBitsRound(mxKeyReverse(mxKeyAlg2(mxKeySwapMinors3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C2(changeDuplicatesB(mxKeyAlg1(mxKeyAddRR(mxKeyReverseBits(changeDuplicatesB(mxKeySwapBitsD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mxKeyAlg2(p2kproc3(mxKeySwapBitsG(mxKeyAddRR(mxKeyNot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Round(mxKeyRotateLeftBits(mxKeySwapBitsRound(mxKeyAlg2(mxKeyXo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XorB(mxKeySwapBitsRound(mxKeySwapMinors3(changeDuplicates(mxKeySwapBitsG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RotEnc2(mxKeySwapBitsE(mxKeyReverseBits(mxKeyRotEnc2(mxKeyAlg1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2(mxKeySwapBitsD(mxKeySwapMinors3(mxKeyRotateLeftBits(mxKeySwapBitsD(mxKeyReverse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(p2kproc3(mxKeyReverse(changeDuplicatesB(mxKeyByBitEnc(mxKeySwapBitsF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p2kproc3(mxKeyReverse(mxKeyReverseBits(mxKeyRotateLeftBits(mxKeySwapBitsG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Xor(changeDuplicatesB(mxKeyAlg2(mxKeySwapMinors3(changeDuplicatesC2(mxKeyAlg2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SwapBitsF(changeDuplicates(mxKeySwapBitsF(mxKeyNot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SwapBitsF(mxKeySwapBitsRound(mxKeyAlg1(mxKeySwapBitsG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Minors3(mxKeyReverse(mxKeyNot(mxKeyAlg1(mxKeyXor(changeDuplicatesB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ReverseBits(mxKeyReverseBits(mxKeyNot(p2kproc3(changeDuplicatesB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Round(mxKeyByBitEnc(changeDuplicatesB(mxKeyAlg1(mxKeyByBitEnc(mxKeyAddRR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lg2(mxKeySwapBitsD(mxKeyReverse(p2kproc3(mxKeySwapBitsD(mxKeySwapBitsD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p2kproc3(mxKeySwapBitsE(p2kproc3(mxKeySwapBitsF(changeDuplicatesB(mxKeyReverse(mxKeyNot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AddRR(mxKeyXorRR(mxKeyNot(mxKeySwapBitsF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Alg2(mxKeySwapBitsF(mxKeySwapBitsG(changeDuplicatesB(mxKeyRotateLeftBits(mxKeySwapBitsG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E(mxKeyRotateLeftBits(mxKeyRotEnc(mxKeyAddRR(mxKeySwapMinors3(mxKeyXorB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Minors3(mxKeySwapBitsF(mxKeyNot(mxKeySwapBitsE(mxKeyAlg2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otEnc(mxKeyRotateLeftBits(mxKeyReverseBits(mxKeyReverseBits(changeDuplicates(mxKeySwapBitsG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mxKeyXorRR(mxKeyXorB(mxKeyRotEnc2(changeDuplicatesC2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D(mxKeyXor(mxKeySwapBitsRound(changeDuplicatesC2(mxKeyRotateLeftBits(mxKeyXorRR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AddRR(mxKeyNot(mxKeyNot(p2kproc3(mxKeySwapBitsE(mxKeyRotateLeftBits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mxKeySwapMinors3(mxKeyAlg2(mxKeyRotEnc(mxKeyRotEnc2(changeDuplicatesB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(mxKeySwapBitsD(p2kproc3(mxKeySwapBitsRound(mxKeySwapBitsF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ReverseBits(changeDuplicatesB(mxKeyReverseBits(changeDuplicates(mxKeyXorB(mxKeyXor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SwapBitsF(mxKeyXorRR(mxKeyAddRR(mxKeyAlg2(mxKeyNot(changeDuplicatesB(mxKeyReverse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mxKeyNot(changeDuplicatesC2(mxKeyRotEnc(mxKeyXor(mxKeyByBitEnc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p2kproc1-2-3(changeDuplicatesB(mxKeySwapBitsEE2(p2kproc3(mxKeyAlg1(mxKeySwapMinors3(changeDuplicatesB(mxKeyRotateLeftBits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AddRR(mxKeySwapBitsD(changeDuplicates(changeDuplicatesB(mxKeySwapBitsD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SwapBitsE(mxKeyReverseBits(mxKeyAddRR(mxKeySwapMinors3(mxKeySwapMinors3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changeDuplicatesC2(mxKeySwapMinors3(mxKeySwapBitsF(mxKeySwapBitsF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changeDuplicatesB(mxKeyNot(changeDuplicates(changeDuplicatesC2(changeDuplicatesB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changeDuplicatesC2(changeDuplicates(mxKeySwapBitsEE2(mxKeySwapBitsEE2(changeDuplicates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RotEnc(mxKeyAlg2(changeDuplicatesB(mxKeySwapBitsE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Alg2(changeDuplicates(mxKeyReverseBits(mxKeySwapBitsEE2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SwapBitsG(mxKeySwapMinors3(changeDuplicatesC2(mxKeyXorRR(mxKeyXorB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p2kproc3(mxKeyReverse(mxKeyNot(mxKeyReverseBits(mxKeySwapBitsE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ddRR(mxKeySwapBitsRound(mxKeyNot(mxKeyAlg1(mxKeySwapBitsG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ddRR(mxKeyAlg1(mxKeySwapBitsEE2(mxKeyAlg1(mxKeyAlg2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SwapBitsE(mxKeyAlg1(mxKeySwapBitsE(mxKeyXorRR(mxKeyXorR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ByBitEnc(mxKeyRotEnc(mxKeySwapBitsE(p2kproc3(mxKeySwapBitsEE2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Not(mxKeyRotEnc(mxKeyAlg2(changeDuplicatesB(mxKeySwapBitsG(mxKeyReverse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mxKeyXorB(mxKeyAlg1(mxKeySwapBitsE(mxKeyAddRR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p2kproc3(mxKeySwapBitsE(mxKeySwapBitsD(changeDuplicatesB(mxKeySwapBitsG(changeDuplicate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C2(mxKeySwapBitsEE2(mxKeyXor(mxKeyAlg1(changeDuplicatesB(mxKeyXorRR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(mxKeyReverseBits(mxKeyNot(mxKeySwapBitsG(mxKeyNot(mxKeyAlg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mxKeyReverse(mxKeySwapBitsD(mxKeyXorB(p2kproc3(mxKeyReverse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changeDuplicatesB(mxKeyRotEnc(mxKeySwapBitsF(mxKeyXor(mxKeySwapMinors3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Not(p2kproc3(mxKeySwapBitsD(mxKeyReverseBits(mxKeyReverseBits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(p2kproc3(mxKeyXor(mxKeyByBitEnc(mxKeyRotateLeftBits(mxKeyByBi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G(mxKeySwapBitsE(mxKeyReverse(mxKeyReverse(changeDuplicatesC2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everseBits(mxKeyAlg2(mxKeySwapBitsF(mxKeySwapBitsEE2(mxKeyAlg1(mxKeySwapBitsG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p2kproc3(mxKeySwapBitsG(mxKeySwapBitsE(mxKeySwapBitsG(mxKeySwapBitsD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changeDuplicatesB(mxKeySwapBitsF(mxKeyXorB(p2kproc3(changeDuplicates(changeDuplicates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Round(mxKeySwapMinors3(changeDuplicatesC2(mxKeyRotEnc(mxKeyAddRR(changeDuplicates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Reverse(mxKeySwapBitsEE2(changeDuplicates(mxKeyXor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Minors3(mxKeyByBitEnc(changeDuplicatesC2(changeDuplicates(mxKeyRotateLeftBits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1(mxKeyAlg2(mxKeyRotateLeftBits(mxKeyRotateLeftBits(mxKeyXorB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XorB(mxKeyRotEnc2(mxKeyXorB(mxKeyXorRR(mxKeyReverse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B(mxKeySwapBitsEE2(mxKeyAddRR(mxKeySwapMinors3(mxKeyNot(mxKeyRotEnc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Not(p2kproc3(mxKeyNot(mxKeySwapBitsRound(mxKeyAlg1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ateLeftBits(mxKeyRotEnc(mxKeySwapBitsF(changeDuplicates(mxKeySwapBitsF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RR(mxKeyByBitEnc(changeDuplicatesC2(mxKeyRotEnc(mxKeySwapBitsRound(mxKeyAlg1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changeDuplicates(mxKeySwapBitsE(mxKeyRotEnc2(mxKeySwapBitsF(mxKeyXor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(mxKeyNot(mxKeySwapBitsF(mxKeyAlg1(changeDuplicatesB(mxKeySwapBitsD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RotEnc2(changeDuplicatesB(mxKeyXorB(changeDuplicatesC2(mxKeySwapBitsRound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Alg2(mxKeyAlg2(mxKeyByBitEnc(changeDuplicatesC2(mxKeyXorB(changeDuplicates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mxKeyRotEnc(changeDuplicatesB(changeDuplicatesC2(mxKeyRotEnc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changeDuplicatesB(mxKeyReverse(mxKeySwapBitsG(mxKeySwapBitsD(mxKeyAlg1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Xor(changeDuplicatesC2(mxKeyRotEnc2(mxKeyAlg2(mxKeyAlg2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D(mxKeySwapBitsE(changeDuplicates(mxKeyByBitEnc(mxKeySwapBitsE(mxKeyAlg1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changeDuplicates(mxKeyAlg2(mxKeyRotateLeftBits(mxKeyRotateLeftBits(mxKeySwapMinors3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p2kproc1-2-3(mxKeySwapBitsEE2(mxKeyRotEnc(mxKeyAddRR(mxKeyXorB(mxKeyNot(changeDuplicatesB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SwapBitsF(mxKeyByBitEnc(mxKeyRotEnc2(mxKeySwapMinors3(mxKeySwapMinors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Not(changeDuplicatesB(changeDuplicatesB(mxKeyXorB(mxKeyRotEnc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SwapBitsEE2(mxKeyReverse(changeDuplicatesC2(mxKeyNot(p2kproc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changeDuplicatesB(mxKeyByBitEnc(changeDuplicates(changeDuplicatesB(changeDuplicatesB(mxKeySwapBitsD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ByBitEnc(mxKeyRotateLeftBits(mxKeySwapMinors3(changeDuplicatesC2(changeDuplicatesB(mxKeySwapBitsF(mxKeyRotateLeft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changeDuplicates(mxKeyAddRR(mxKeyXorB(mxKeySwapBitsE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(mxKeyRotEnc(mxKeySwapBitsEE2(mxKeyReverse(mxKeyByBitEnc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XorB(mxKeySwapBitsG(mxKeySwapBitsD(mxKeyAlg2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ByBitEnc(mxKeyAddRR(mxKeyAlg2(p2kproc3(mxKeyReverse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Alg2(mxKeyRotateLeftBits(mxKeySwapBitsF(mxKeySwapBitsE(changeDuplicatesC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XorB(mxKeyRotateLeftBits(mxKeyRotateLeftBits(mxKeySwapBitsD(mxKeyAlg2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AddRR(mxKeySwapBitsEE2(changeDuplicatesC2(changeDuplicatesC2(changeDuplicatesB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XorRR(mxKeyXor(mxKeyAddRR(mxKeyXorRR(p2kproc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XorB(changeDuplicatesC2(changeDuplicatesB(mxKeySwapBitsF(mxKeySwapBitsF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p2kproc3(mxKeyRotateLeftBits(mxKeyReverseBits(mxKeyRotateLeftBits(changeDuplicatesB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Alg1(mxKeyAlg2(mxKeyRotEnc2(mxKeySwapBitsD(changeDuplicatesB(mxKeySwapBitsD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RotEnc(mxKeySwapMinors3(changeDuplicatesC2(mxKeyRotateLeftBits(mxKeySwapBit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C2(mxKeyReverseBits(changeDuplicatesB(mxKeySwapBitsRound(mxKeySwapBitsG(mxKeyAddR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B(mxKeyXorRR(mxKeySwapMinors3(mxKeyNot(mxKeyNot(p2kproc3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1(mxKeyAddRR(mxKeyByBitEnc(mxKeySwapBitsRound(mxKeySwapBitsG(mxKeyXo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Not(mxKeySwapBitsD(mxKeySwapBitsE(mxKeySwapBitsEE2(mxKeyReverse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RotateLeftBits(mxKeyRotateLeftBits(changeDuplicatesB(mxKeyXor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(mxKeyNot(mxKeySwapBitsG(mxKeyXorRR(mxKeyAlg1(mxKeyXorR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AddRR(mxKeySwapMinors3(mxKeyByBitEnc(mxKeyNot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p2kproc3(mxKeyRotateLeftBits(changeDuplicatesB(mxKeyReverse(mxKeyReverse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Alg2(mxKeyRotEnc(changeDuplicatesB(mxKeyReverse(mxKeyAlg2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ByBitEnc(mxKeyAddRR(mxKeySwapBitsE(mxKeyXorRR(mxKeyReverseBit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EE2(mxKeyAlg1(changeDuplicatesC2(changeDuplicatesB(changeDuplicatesB(mxKeySwapBitsF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Minors3(mxKeyXorRR(mxKeyAddRR(mxKeyReverseBits(mxKeyRotateLeftBits(mxKeySwapMinors3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(mxKeySwapBitsG(mxKeySwapMinors3(mxKeySwapBitsD(mxKeyAlg2(mxKeySwapBitsG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RotEnc2(mxKeySwapBitsF(mxKeyNot(mxKeyAlg1(changeDuplicatesB(mxKeyReverse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XorRR(mxKeyByBitEnc(mxKeyReverseBits(mxKeySwapBitsG(mxKeyNot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everseBits(mxKeyAlg2(mxKeySwapBitsG(changeDuplicatesC2(mxKeyRotateLeftBits(mxKeyRotateLeft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ddRR(changeDuplicatesC2(mxKeyXorB(mxKeyXorRR(changeDuplicatesB(mxKeySwapBitsD(mxKeySwapBitsD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Round(changeDuplicates(mxKeyRotEnc(mxKeyNot(mxKeyXor(changeDuplicatesB(mxKeyRever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D(mxKeySwapBitsRound(mxKeyRotEnc2(mxKeyRotateLeftBits(mxKeySwapMinors3(changeDuplicatesB(mxKeyReverse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ateLeftBits(mxKeyReverseBits(mxKeyAddRR(mxKeyXorRR(changeDuplicates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Alg2(mxKeySwapBitsD(p2kproc3(mxKeyReverseBits(changeDuplicatesB(mxKeySwapBitsE(mxKeyRever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SwapBitsG(mxKeyRotateLeftBits(mxKeyAddRR(changeDuplicatesB(mxKeyXor(mxKeySwapBitsG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p2kproc3(mxKeyXorB(changeDuplicatesC2(mxKeyRotateLeftBits(mxKeySwapMinors3(mxKeyXo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changeDuplicatesB(mxKeyXorB(mxKeySwapBitsRound(mxKeyRotEnc2(mxKeySwapBitsE(mxKeySwapBitsF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p2kproc1-2-3(mxKeyRotEnc2(mxKeySwapBitsE(mxKeyNot(mxKeySwapBitsE(changeDuplicatesB(mxKeyXor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Minors3(mxKeyRotateLeftBits(mxKeyByBitEnc(p2kproc3(mxKeyByBitEnc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RotEnc2(mxKeyAlg1(mxKeyReverseBits(mxKeyXor(changeDuplicates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Not(mxKeyAddRR(changeDuplicates(changeDuplicatesC2(changeDuplicates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everseBits(changeDuplicatesC2(mxKeyAddRR(mxKeySwapMinors3(mxKeySwapBitsF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ByBitEnc(changeDuplicates(mxKeySwapBitsRound(changeDuplicates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SwapBitsE(changeDuplicatesB(p2kproc3(mxKeyRotEnc2(changeDuplicatesB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everseBits(mxKeyRotEnc2(mxKeySwapBitsRound(mxKeySwapBitsD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SwapBitsEE2(p2kproc3(mxKeyXorB(mxKeySwapBitsE(changeDuplicatesB(mxKeySwapBitsE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Alg1(mxKeyRotateLeftBits(changeDuplicatesB(mxKeyAlg2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(mxKeySwapBitsD(mxKeyAlg1(mxKeySwapBitsD(mxKeyRotateLeftBits(mxKeySwapBitsF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Alg1(changeDuplicates(mxKeyXor(mxKeySwapMinors3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SwapBitsF(mxKeyRotEnc2(mxKeyXor(mxKeyXor(mxKeyXor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wapBitsG(mxKeyReverseBits(mxKeySwapBitsD(mxKeyAddRR(mxKeyRotEn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(mxKeySwapBitsD(mxKeySwapMinors3(p2kproc3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RotEnc2(mxKeyRotEnc(mxKeyByBitEnc(mxKeyAlg1(changeDuplicate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RotEnc2(mxKeyXorRR(mxKeySwapBitsD(changeDuplicatesB(mxKeyReverseBits(mxKeySwapBitsD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RR(mxKeySwapBitsEE2(mxKeySwapBitsF(mxKeySwapMinors3(mxKeySwapBitsE(changeDuplicates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mxKeyRotEnc(mxKeyXorRR(mxKeyAlg1(changeDuplicatesB(mxKeySwapBitsF(mxKeyRotateLeft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Alg1(mxKeyXorRR(mxKeyNot(mxKeyRotateLeftBits(mxKeyAddR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Minors3(mxKeyRotateLeftBits(p2kproc3(changeDuplicatesB(mxKeyReverseBits(mxKeyXor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C2(mxKeyXor(mxKeySwapMinors3(mxKeyXor(mxKeySwapBitsF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SwapMinors3(changeDuplicatesB(mxKeySwapBitsF(mxKeySwapBitsD(mxKeyAlg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SwapMinors3(changeDuplicatesC2(mxKeyReverse(changeDuplicatesC2(mxKeyRotEnc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changeDuplicatesC2(changeDuplicatesB(mxKeyRotEnc(mxKeyReverse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mxKeySwapBitsE(mxKeyAlg1(mxKeySwapBitsD(changeDuplicatesB(mxKeyByBitEnc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Bits(mxKeyByBitEnc(mxKeyReverseBits(mxKeyReverse(mxKeySwapBitsD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everse(mxKeySwapBitsD(mxKeyAlg2(mxKeySwapBitsG(mxKeySwapBitsF(mxKeyXor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(mxKeyXorB(mxKeySwapBitsRound(changeDuplicatesB(mxKeySwapBitsRound(mxKeyRotEnc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Not(mxKeyRotEnc2(mxKeySwapBitsD(mxKeyReverseBits(mxKeyRotEn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(mxKeyXorRR(mxKeyRotEnc2(changeDuplicatesB(mxKeyNot(mxKeySwapBitsG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changeDuplicatesB(mxKeyXorRR(mxKeyNot(changeDuplicates(mxKeyAlg2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F(changeDuplicates(mxKeySwapBitsG(p2kproc3(mxKeySwapBitsRound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RotEnc2(changeDuplicatesC2(mxKeyNot(mxKeySwapMinors3(mxKeyAddR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XorB(mxKeyRotateLeftBits(mxKeyXorB(mxKeyAddRR(mxKeySwapBitsF(changeDuplicates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Reverse(changeDuplicates(mxKeyRotEnc2(mxKeyAddRR(mxKeySwapBitsF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E2(changeDuplicatesB(mxKeyRotEnc2(mxKeyRotEnc(mxKeyRotateLeftBits(mxKeyXor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1(mxKeySwapBitsF(mxKeyAlg1(changeDuplicatesC2(mxKeySwapBitsD(mxKeyXo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SwapBitsEE2(p2kproc3(changeDuplicates(mxKeySwapBitsF(changeDuplicatesC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SwapBitsE(mxKeyRotEnc2(mxKeyAlg2(changeDuplicates(mxKeySwapBitsG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RotEnc2(mxKeySwapMinors3(mxKeySwapBitsF(changeDuplicates(mxKeyAdd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ByBitEnc(mxKeyReverse(mxKeySwapBitsRound(mxKeyNot(mxKeyAlg1(mxKeyXor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E(mxKeySwapBitsE(mxKeySwapMinors3(mxKeyReverseBits(changeDuplicates(mxKeyNot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D(mxKeySwapBitsEE2(mxKeyXorRR(mxKeySwapBitsF(mxKeyAddRR(mxKeyAlg1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lg2(mxKeySwapBitsE(mxKeyAlg1(mxKeySwapBitsD(mxKeyAddRR(mxKeyXor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RotEnc2(mxKeyRotEnc2(mxKeyAddRR(mxKeyXor(mxKeyXor(mxKeySwapBitsF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AddRR(mxKeyRotEnc2(mxKeyXorRR(mxKeyReverse(mxKeySwapBitsF(mxKeyXor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Round(p2kproc3(mxKeyAddRR(mxKeySwapBitsRound(p2kproc3(mxKeyRotEnc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Not(mxKeyAddRR(mxKeyReverse(mxKeyXorRR(mxKeyReverse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p2kproc1-2-3(mxKeySwapBitsG(mxKeyAddRR(mxKeySwapBitsEE2(mxKeyXorRR(mxKeyXorB(mxKeyRo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Reverse(mxKeyRotEnc2(p2kproc3(mxKeySwapMinors3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RotEnc(mxKeyAlg1(mxKeyRotEnc2(changeDuplicates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ByBitEnc(changeDuplicatesC2(mxKeySwapBitsD(mxKeySwapMinors3(mxKeySwapBitsG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mxKeyRotEnc(changeDuplicates(mxKeySwapBitsRound(changeDuplicatesC2(mxKeyAddRR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G(mxKeyReverse(mxKeySwapBitsD(mxKeyReverseBits(mxKeySwapBitsEE2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SwapBitsD(mxKeySwapBitsE(mxKeyReverseBits(mxKeyReverse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changeDuplicatesC2(mxKeyRotEnc2(mxKeyAddRR(p2kproc3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RR(mxKeyRotateLeftBits(mxKeySwapBitsF(mxKeySwapBitsEE2(mxKeySwapMinors3(mxKeySwapBitsD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2(mxKeyByBitEnc(mxKeySwapBitsEE2(mxKeyAlg1(changeDuplicatesB(mxKeySwapBitsF(mxKeySwapBitsF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changeDuplicatesC2(mxKeySwapBitsE(mxKeyRotateLeftBits(mxKeyAlg2(p2kproc3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XorRR(mxKeyRotEnc2(changeDuplicatesC2(mxKeyXorRR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C2(mxKeyAlg2(mxKeyRotEnc2(changeDuplicatesC2(mxKeySwapBitsF(mxKeyAlg2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Bits(mxKeyReverseBits(mxKeyByBitEnc(changeDuplicates(mxKeyXorB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mxKeyAlg1(mxKeySwapBitsEE2(mxKeyXorB(mxKeyAddRR(mxKeyAlg1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SwapBitsE(mxKeyRotateLeftBits(changeDuplicates(p2kproc3(mxKeyAlg2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AddRR(mxKeySwapBitsE(mxKeyXorRR(mxKeyAddRR(changeDuplicates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Alg2(mxKeyXorRR(mxKeySwapBitsG(mxKeyXorB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ByBitEnc(mxKeyByBitEnc(mxKeyRotateLeftBits(mxKeyXorRR(changeDuplicates(mxKeyAddR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changeDuplicates(mxKeyXorB(p2kproc3(mxKeyAlg2(mxKeyXor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SwapBitsRound(mxKeySwapBitsE(mxKeyRotEnc2(mxKeySwapBitsG(changeDuplicatesC2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(mxKeySwapBitsD(mxKeyXor(mxKeyAddRR(mxKeyAlg2(mxKeyXo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AddRR(mxKeySwapBitsF(mxKeyReverse(changeDuplicates(changeDuplicatesB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1(mxKeyAlg1(mxKeySwapBitsF(mxKeyXorB(mxKeySwapBitsF(changeDuplicatesB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RotEnc(mxKeyRotateLeftBits(mxKeyXor(changeDuplicatesB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F(mxKeyRotateLeftBits(p2kproc3(mxKeySwapBitsG(changeDuplicatesB(mxKeySwapBitsE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mxKeyXorB(mxKeyByBitEnc(changeDuplicatesC2(mxKeyXorRR(mxKeyRever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ddRR(mxKeyAlg1(changeDuplicatesB(mxKeyNot(mxKeyAlg2(mxKeyRever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D(mxKeyRotEnc(mxKeyAddRR(mxKeyRotEnc2(mxKeyRotateLeftBits(mxKeySwapBitsG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D(mxKeySwapBitsD(changeDuplicatesC2(changeDuplicatesC2(mxKeySwapBitsEE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RotEnc(mxKeyReverse(changeDuplicatesB(mxKeyAlg1(mxKeySwapBitsF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ateLeftBits(mxKeyByBitEnc(mxKeyReverse(mxKeyRotEnc(mxKeyReverseBits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everse(mxKeySwapBitsF(mxKeyByBitEnc(mxKeyAlg2(changeDuplicates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p2kproc3(changeDuplicatesC2(mxKeyRotEnc2(mxKeyRotEnc2(mxKeyReverse(mxKeySwapBitsEE2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XorB(mxKeyAlg2(mxKeyAlg2(mxKeyXor(mxKeySwapBitsD(changeDuplicatesB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Alg2(changeDuplicatesC2(mxKeyReverseBits(mxKeyXorRR(mxKeyRotEnc2(mxKeyAddRR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Minors3(mxKeyRotateLeftBits(changeDuplicatesB(mxKeyNot(mxKeyNot(p2kproc3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EE2(p2kproc3(mxKeyXorB(mxKeySwapBitsD(mxKeyRotEn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RotEnc(mxKeyByBitEnc(mxKeySwapBitsG(mxKeyByBitEnc(mxKeySwapBitsD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mxKeySwapBitsEE2(changeDuplicatesB(mxKeyAlg1(mxKeySwapBitsE(mxKeyReverse(changeDuplicatesC2(mxKeyXor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p2kproc1-2-3(changeDuplicates(mxKeySwapBitsE(mxKeySwapBitsD(mxKeyReverseBits(changeDuplicatesB(mxKeyRotateLeftBits(mxKeySwapBitsD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ByBitEnc(mxKeyReverse(mxKeySwapBitsD(mxKeySwapBitsG(mxKeySwapMinors3(mxKeyXorRR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D(mxKeyRotateLeftBits(mxKeyReverse(mxKeyAlg1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AddRR(mxKeyXorB(mxKeyByBitEnc(mxKeySwapBitsD(mxKeyXor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XorRR(mxKeyNot(mxKeyRotateLeftBits(mxKeyXor(changeDuplicatesB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Not(mxKeyXorRR(mxKeyAddRR(mxKeySwapBitsF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changeDuplicatesB(mxKeySwapMinors3(mxKeyRotateLeftBits(changeDuplicatesB(mxKeySwapBitsF(mxKeyReverseBits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ByBitEnc(p2kproc3(mxKeySwapMinors3(changeDuplicatesC2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AddRR(mxKeySwapMinors3(p2kproc3(mxKeySwapBitsF(mxKeyAddR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ReverseBits(changeDuplicatesB(mxKeyAddRR(mxKeyReverse(mxKeySwapBitsG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Alg2(mxKeySwapBitsG(mxKeyReverseBits(p2kproc3(mxKeyNot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mxKeyRotateLeftBits(changeDuplicatesC2(mxKeyXor(mxKeyRotateLeftBits(mxKeyAlg1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Enc2(mxKeyAlg2(mxKeySwapMinors3(mxKeyAlg1(mxKeySwapBitsG(changeDuplicate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E2(changeDuplicates(mxKeyXorB(changeDuplicatesB(mxKeyReverse(mxKeySwapBitsRound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AddRR(mxKeySwapBitsF(changeDuplicatesB(mxKeyReverse(changeDuplicates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otateLeftBits(mxKeyAlg1(mxKeyXor(mxKeySwapBitsD(mxKeyRotateLeftBits(mxKeySwapBitsRound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p2kproc3(mxKeySwapBitsRound(mxKeySwapBitsG(mxKeyXorRR(mxKeyReverseBits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Minors3(mxKeyRotateLeftBits(mxKeyReverse(mxKeyAlg2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RR(changeDuplicatesB(mxKeySwapMinors3(changeDuplicatesB(mxKeyRotateLeftBits(mxKeyRotateLeftBits(mxKeySwapBitsF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mxKeyReverse(mxKeySwapBitsF(mxKeySwapMinors3(mxKeyAddRR(mxKeyXor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changeDuplicatesB(mxKeyAlg2(mxKeyXorB(mxKeySwapMinors3(mxKeyXor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E(mxKeySwapBitsG(mxKeyReverseBits(mxKeyByBitEnc(mxKeyAddRR(mxKeyReverse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XorB(mxKeyRotateLeftBits(mxKeySwapBitsE(changeDuplicatesB(mxKeyAdd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changeDuplicates(mxKeyAddRR(mxKeyByBitEnc(mxKeyAlg1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Alg1(mxKeyRotEnc(mxKeyXorRR(mxKeyReverse(changeDuplicatesB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D(mxKeyRotEnc2(mxKeyReverseBits(mxKeyXor(mxKeyXorB(mxKeyRotateLeftBit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Alg1(mxKeySwapBitsD(mxKeySwapBitsE(mxKeyXorB(mxKeySwapBitsG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1(mxKeySwapMinors3(mxKeyXorRR(mxKeyByBitEnc(p2kproc3(mxKeyXor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Alg2(mxKeyByBitEnc(mxKeyReverseBits(mxKeyXorRR(mxKeySwapBitsEE2(changeDuplicates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Round(mxKeyAlg1(mxKeyNot(mxKeySwapBitsE(mxKeyAddRR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SwapBitsD(mxKeySwapBitsF(mxKeyNot(mxKeySwapBitsD(changeDuplicatesB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changeDuplicatesB(mxKeyRotEnc(p2kproc3(mxKeyAlg1(changeDuplicatesB(mxKeySwapBitsF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Not(mxKeyXor(mxKeyAddRR(mxKeyXor(mxKeyReverse(changeDuplicatesC2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F(mxKeyRotEnc(mxKeyAlg2(mxKeySwapBitsRound(mxKeyRotEnc2(mxKeySwapBitsF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Bits(mxKeyAlg1(mxKeyReverseBits(mxKeyXor(mxKeyAlg2(mxKeySwapBitsF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C2(mxKeyReverseBits(mxKeyXorB(mxKeySwapBitsEE2(changeDuplicatesC2(mxKeyAlg1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p2kproc3(changeDuplicatesC2(mxKeyAlg2(mxKeySwapBitsE(mxKeySwapBitsEE2(mxKeyAlg1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XorRR(mxKeyAlg2(changeDuplicates(mxKeyAddRR(changeDuplicatesB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Reverse(changeDuplicates(mxKeySwapBitsG(mxKeySwapBitsE(changeDuplicatesB(mxKeySwapBitsE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G(mxKeySwapBitsE(mxKeyAlg1(mxKeyAlg2(mxKeyXorRR(mxKeyRotateLeftBits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XorRR(mxKeyNot(mxKeySwapBitsRound(mxKeyXorB(p2kproc3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SwapBitsD(mxKeyXorRR(mxKeyReverseBits(mxKeyAddRR(mxKeySwapBitsRound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(mxKeyRotateLeftBits(mxKeyNot(changeDuplicates(mxKeyAlg2(changeDuplicatesB(mxKeySwapBitsG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changeDuplicatesB(mxKeyAddRR(mxKeyRotEnc2(mxKeyByBitEnc(mxKeyRotEnc(changeDuplicates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XorB(mxKeyNot(mxKeySwapBitsEE2(changeDuplicatesB(mxKeySwapBitsE(mxKeyAlg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6" calcext:value-type="float">
            <text:p>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p2kproc1-2-3(mxKeySwapBitsRound(mxKeyXorB(p2kproc3(changeDuplicatesC2(mxKeyXorRR(mxKeySwapBitsE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(mxKeyAddRR(mxKeySwapMinors3(mxKeyByBitEnc(mxKeySwapBitsF(mxKeyAlg2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ByBitEnc(mxKeyAlg2(p2kproc3(mxKeyXorRR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2(p2kproc3(mxKeyNot(mxKeyRotateLeftBits(mxKeyXor(changeDuplicatesC2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EE2(changeDuplicatesC2(mxKeyRotEnc2(mxKeyByBitEnc(mxKeyRotEnc(mxKeyXor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(mxKeySwapMinors3(mxKeyRotEnc(mxKeySwapMinors3(mxKeyXorB(p2kproc3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everseBits(mxKeyAlg2(mxKeyXorRR(mxKeyXorB(mxKeySwapMinors3(mxKeyXor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SwapBitsD(mxKeyReverseBits(mxKeySwapBitsG(mxKeyByBitEnc(mxKeySwapBitsE(mxKeyAlg1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mxKeyAlg2(mxKeyXorB(mxKeyXorB(changeDuplicatesC2(mxKeySwapBitsE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B(mxKeyXorRR(mxKeySwapBitsF(mxKeyRotEnc2(mxKeyRotateLeftBits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1(changeDuplicatesC2(mxKeyReverse(mxKeyXorB(changeDuplicates(mxKeyReverse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AddRR(mxKeySwapBitsD(changeDuplicatesB(mxKeyRotateLeftBits(mxKeyReverse(mxKeyRever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changeDuplicatesB(changeDuplicatesB(mxKeySwapBitsG(mxKeyAddRR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p2kproc3(mxKeySwapMinors3(mxKeyReverse(mxKeyXor(p2kproc3(changeDuplicatesB(mxKeySwapBitsD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mxKeyReverseBits(mxKeySwapBitsF(mxKeyByBitEnc(mxKeyAlg2(mxKeyNot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D(changeDuplicatesB(mxKeyXorB(mxKeyXorB(mxKeySwapBitsRound(mxKeyXo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mxKeyAddRR(mxKeyRotateLeftBits(mxKeyReverseBits(mxKeySwapBitsF(mxKeySwapBitsG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Not(mxKeyByBitEnc(mxKeyXorRR(mxKeyAlg1(mxKeySwapBitsG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RotEnc(mxKeyReverseBits(changeDuplicates(mxKeyAlg2(mxKeySwapBitsE(mxKeyRotEnc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SwapBitsE(p2kproc3(mxKeySwapBitsE(mxKeyAlg2(changeDuplicatesB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changeDuplicatesB(mxKeySwapMinors3(mxKeySwapBitsG(mxKeyReverseBits(changeDuplicates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Minors3(changeDuplicatesB(mxKeyAlg2(mxKeySwapBitsEE2(mxKeyXor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(mxKeyRotateLeftBits(mxKeyReverse(mxKeyXorRR(mxKeyXor(mxKeyRotEnc2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SwapBitsG(mxKeySwapMinors3(mxKeySwapBitsD(mxKeyNot(mxKeyAlg2(mxKeySwapMinors3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Reverse(p2kproc3(mxKeyAlg1(mxKeySwapBitsE(mxKeyAlg1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ddRR(mxKeyAlg2(mxKeyByBitEnc(changeDuplicatesC2(mxKeyAlg1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B(changeDuplicates(mxKeySwapBitsG(mxKeySwapBitsEE2(mxKeyAddRR(mxKeyRotEn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SwapBitsEE2(mxKeyRotEnc2(mxKeySwapMinors3(changeDuplicates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Not(changeDuplicatesB(mxKeyAddRR(mxKeyRotateLeftBits(mxKeySwapBitsE(changeDuplicatesB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changeDuplicates(mxKeyRotEnc(mxKeyAlg1(mxKeySwapBitsG(changeDuplicatesC2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ByBitEnc(mxKeySwapBitsRound(mxKeyByBitEnc(mxKeySwapBitsF(changeDuplicatesC2(mxKeyRotateLeftBits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Alg2(mxKeyAddRR(changeDuplicates(mxKeyRotateLeftBits(changeDuplicates(mxKeyAddRR(mxKeyRotateLeft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changeDuplicatesC2(p2kproc3(mxKeySwapMinors3(mxKeyAlg1(p2kproc3(changeDuplicatesB(mxKeySwapBitsF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p2kproc1-2-3(mxKeyXorRR(mxKeyByBitEnc(mxKeyReverseBits(mxKeyAlg1(mxKeyXorRR(mxKeySwapBitsG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SwapBitsD(mxKeySwapBitsF(mxKeyReverse(changeDuplicates(changeDuplicate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p2kproc3(mxKeyRotateLeftBits(mxKeyReverseBits(mxKeyRotEnc(mxKeyAdd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SwapBitsD(mxKeyReverseBits(mxKeySwapMinors3(changeDuplicates(mxKeyNot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ReverseBits(mxKeySwapMinors3(mxKeyReverseBits(mxKeyAddRR(changeDuplicatesB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(mxKeyXorB(changeDuplicatesB(mxKeySwapMinors3(mxKeyAddRR(mxKeyXorB(mxKeySwapBitsG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Reverse(mxKeyAddRR(mxKeySwapBitsE(mxKeySwapBitsF(mxKeyReverseBits(mxKeyRever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changeDuplicates(mxKeySwapBitsG(mxKeyAlg1(mxKeyByBitEnc(mxKeyAlg1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SwapBitsE(mxKeySwapBitsD(mxKeySwapBitsE(changeDuplicatesB(mxKeySwapBitsE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everseBits(mxKeyRotEnc(changeDuplicates(changeDuplicates(changeDuplicates(mxKeyReverse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C2(mxKeySwapBitsEE2(mxKeyXorB(mxKeyNot(mxKeySwapBitsG(mxKeySwapBitsF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RotateLeftBits(mxKeySwapBitsRound(mxKeyRotEnc(mxKeySwapBitsD(p2kproc3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Reverse(mxKeyAddRR(mxKeyReverse(mxKeySwapBitsG(changeDuplicatesB(mxKeyReverseBits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changeDuplicatesB(mxKeyXorRR(mxKeySwapBitsRound(mxKeySwapBitsG(mxKeyXorR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RotateLeftBits(changeDuplicates(mxKeySwapBitsRound(mxKeySwapBitsEE2(changeDuplicatesC2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ByBitEnc(changeDuplicatesC2(mxKeySwapBitsE(mxKeyRotateLeftBits(changeDuplicatesB(mxKeySwapBitsG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F(mxKeySwapBitsF(mxKeySwapBitsF(mxKeyAlg2(mxKeySwapBitsRound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B(mxKeyRotEnc(mxKeyRotateLeftBits(mxKeyAddRR(mxKeySwapBitsG(p2kproc3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SwapBitsF(p2kproc3(mxKeySwapMinors3(changeDuplicates(mxKeySwapBitsD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mxKeySwapMinors3(mxKeyXorB(mxKeyRotateLeftBits(changeDuplicates(changeDuplicates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mxKeySwapBitsEE2(mxKeySwapBitsG(mxKeySwapBitsE(mxKeyAlg1(mxKeyReverseBit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Minors3(changeDuplicates(mxKeyReverse(mxKeySwapMinors3(mxKeySwapBitsRound(mxKeyXorRR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(mxKeySwapMinors3(mxKeyAlg2(changeDuplicatesC2(mxKeyReverse(changeDuplicatesB(mxKeyNot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SwapBitsG(mxKeyRotateLeftBits(changeDuplicatesB(mxKeySwapBitsD(mxKeyAlg1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XorRR(changeDuplicatesC2(mxKeyXor(mxKeyNot(p2kproc3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Enc2(mxKeySwapBitsE(mxKeySwapBitsD(mxKeyReverse(changeDuplicates(p2kproc3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1(mxKeySwapBitsEE2(changeDuplicates(changeDuplicatesC2(changeDuplicatesC2(mxKeyReverse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mxKeySwapBitsF(mxKeySwapBitsG(mxKeyRotateLeftBits(changeDuplicatesB(mxKeySwapBitsE(mxKeySwapBitsF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E(changeDuplicatesC2(mxKeyXorRR(mxKeyReverse(mxKeyByBitEnc(mxKeyXorB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ByBitEnc(mxKeyRotateLeftBits(mxKeyAddRR(mxKeyXorB(mxKeyRotEnc2(mxKeyAddR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mxKeyByBitEnc(mxKeyRotEnc(mxKeyXor(mxKeyRotateLeftBits(changeDuplicatesB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D(mxKeyAlg1(mxKeySwapMinors3(mxKeyAlg1(mxKeyReverseBits(changeDuplicates(mxKeyReverseBit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RotateLeftBits(mxKeyRotateLeftBits(mxKeySwapMinors3(mxKeyRotEnc2(mxKeyRotEnc2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SwapBitsE(changeDuplicatesB(mxKeySwapBitsG(mxKeySwapBitsD(mxKeySwapBitsE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AddRR(mxKeyNot(mxKeyRotateLeftBits(mxKeyReverseBits(changeDuplicatesB(mxKeySwapBitsG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XorB(mxKeyAddRR(mxKeySwapBitsG(mxKeyXorB(mxKeyRotEnc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SwapBitsG(changeDuplicatesB(mxKeyNot(mxKeyRotateLeftBits(changeDuplicates(mxKeySwapBitsRound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changeDuplicates(changeDuplicatesB(mxKeyReverse(mxKeySwapBitsG(changeDuplicatesB(mxKeySwapBitsD(mxKeyReverseBits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Not(mxKeyXorRR(mxKeyReverseBits(changeDuplicatesC2(mxKeyXorRR(mxKeyReverse(mxKeyXo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2kproc1-2-3(mxKeyAlg2(changeDuplicatesC2(mxKeySwapBitsG(mxKeyRotEnc2(mxKeyAddRR(mxKeySwapMinors3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AddRR(mxKeySwapBitsE(mxKeyReverse(mxKeyRotateLeftBits(mxKeySwapBitsF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Minors3(mxKeyByBitEnc(mxKeyReverseBits(mxKeyXorB(mxKeySwapBitsG(mxKeySwapBitsF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E2(mxKeyXorRR(changeDuplicates(mxKeyNot(changeDuplicates(changeDuplicatesB(mxKeyNot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AddRR(mxKeyRotEnc(mxKeyAlg1(mxKeySwapBitsE(changeDuplicatesC2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B(mxKeyAlg2(mxKeyXorB(mxKeyRotEnc2(mxKeySwapBitsD(mxKeyReverse(mxKeySwapMinors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Round(changeDuplicates(mxKeyReverse(mxKeyAlg2(mxKeySwapMinors3(mxKeyReverseBits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RotateLeftBits(changeDuplicates(mxKeySwapBitsD(mxKeyReverse(mxKeyXor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(mxKeyAddRR(mxKeySwapBitsD(mxKeySwapBitsG(mxKeyAlg1(mxKeySwapBitsG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otEnc2(mxKeyXor(changeDuplicates(mxKeyXor(mxKeyAlg1(mxKeySwapBitsE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SwapBitsEE2(mxKeyAlg2(changeDuplicatesC2(mxKeyRotateLeftBits(mxKeyReverse(changeDuplicatesB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Xor(p2kproc3(mxKeySwapMinors3(changeDuplicatesC2(changeDuplicatesB(mxKeyRotEnc2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Reverse(mxKeySwapMinors3(mxKeyByBitEnc(mxKeySwapBitsRound(mxKeyAddRR(mxKeyXor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F(mxKeyRotEnc(mxKeyAlg2(changeDuplicates(mxKeyReverse(mxKeyXor(mxKeyNot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(mxKeyReverse(mxKeySwapBitsF(mxKeyNot(mxKeySwapBitsF(changeDuplicatesB(mxKeySwapBitsF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Not(mxKeyRotateLeftBits(changeDuplicatesC2(mxKeySwapBitsRound(mxKeyNot(changeDuplicates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mxKeySwapBitsE(mxKeyXor(mxKeySwapBitsRound(mxKeyByBitEnc(mxKeyAlg1(mxKeyAddRR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Not(mxKeySwapBitsEE2(mxKeySwapBitsG(mxKeyXorB(changeDuplicatesB(mxKeyRotateLeftBits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p2kproc1-2-3(changeDuplicatesC2(mxKeyAlg2(changeDuplicates(changeDuplicates(p2kproc3(changeDuplicatesB(mxKeySwapBitsE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B(mxKeyRotEnc(mxKeyRotEnc(mxKeyAlg2(changeDuplicatesB(changeDuplicatesB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p2kproc3(mxKeyXor(mxKeyAddRR(mxKeyXorRR(mxKeyXor(mxKeyXor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Round(changeDuplicatesC2(mxKeyReverse(mxKeySwapBitsG(mxKeyAddRR(mxKeySwapBitsF(changeDuplicatesB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(mxKeyRotEnc(mxKeySwapBitsG(mxKeyXorRR(mxKeySwapBitsRound(mxKeyXorRR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SwapMinors3(mxKeyAlg2(mxKeyReverse(mxKeyRotEnc(mxKeyAlg2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E(mxKeyXor(mxKeyAddRR(mxKeyReverseBits(p2kproc3(mxKeyAddRR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(mxKeySwapBitsE(mxKeyAlg1(mxKeyRotEnc2(changeDuplicatesB(mxKeySwapBitsD(mxKeyRotateLeftBits(mxKeyNot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Not(mxKeyAddRR(mxKeySwapBitsF(mxKeySwapBitsEE2(mxKeySwapMinors3(mxKeyAlg1(mxKeySwapBitsD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ByBitEnc(mxKeySwapBitsE(mxKeySwapBitsEE2(mxKeyReverseBits(p2kproc3(mxKeyAddRR(mxKeySwapBitsE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XorB(mxKeyRotEnc(mxKeySwapBitsF(mxKeyXorB(mxKeyRotEnc2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RotateLeftBits(mxKeyXor(mxKeyRotateLeftBits(mxKeySwapBitsRound(changeDuplicatesC2(mxKeyRotateLeftBits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Alg2(changeDuplicates(mxKeyXorB(mxKeyNot(mxKeySwapBitsF(changeDuplicatesB(mxKeyNot(mxKeySwapBitsD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Reverse(mxKeyReverse(mxKeyByBitEnc(changeDuplicatesC2(mxKeyReverseBits(changeDuplicatesB(mxKeySwapBitsF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changeDuplicatesC2(mxKeyXorRR(mxKeyReverseBits(mxKeyAlg1(mxKeyXor(changeDuplicates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p2kproc1-2-3(mxKeySwapBitsD(mxKeyAddRR(mxKeyReverseBits(mxKeyByBitEnc(mxKeySwapBitsE(mxKeyReverseBits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(p2kproc3(mxKeySwapBitsG(mxKeyNot(mxKeySwapBitsF(mxKeyXorB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SwapBitsE(mxKeySwapBitsD(mxKeySwapBitsG(mxKeyAlg1(mxKeyNot(changeDuplicatesB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Alg2(mxKeySwapBitsE(mxKeyAlg1(mxKeyAlg2(mxKeySwapBitsE(changeDuplicatesC2(mxKeySwapBitsF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B(changeDuplicatesB(mxKeyReverse(mxKeyXorRR(p2kproc3(mxKeySwapBitsD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B(mxKeyReverse(mxKeyAlg1(mxKeyRotEnc2(mxKeyReverse(mxKeySwapBitsD(changeDuplicatesB(mxKeyRever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Xor(mxKeyRotateLeftBits(mxKeySwapBitsD(mxKeyReverseBits(mxKeySwapMinors3(mxKeyAlg2(changeDuplicatesB(mxKeySwapBitsG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mxKeySwapBitsE(mxKeyAddRR(changeDuplicates(mxKeyRotateLeftBits(changeDuplicatesC2(mxKeySwapBitsE(changeDuplicates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p2kproc1-2-3(changeDuplicates(mxKeyXorRR(mxKeyXorB(changeDuplicates(mxKeySwapBitsD(mxKeySwapMinors3(changeDuplicatesB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2(mxKeyRotEnc2(mxKeyXorRR(mxKeyXor(changeDuplicates(mxKeySwapBitsG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Alg2(mxKeyXorB(changeDuplicatesB(mxKeySwapMinors3(mxKeyNot(changeDuplicatesB(mxKeyReverseBits(mxKeyRotateLeft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Reverse(mxKeyXor(mxKeyRotEnc(mxKeyXorB(mxKeyByBitEnc(mxKeyAlg1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F(mxKeySwapMinors3(changeDuplicatesC2(mxKeySwapBitsD(mxKeyRotEnc2(mxKeyRotEnc2(p2kproc3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p2kproc1-2-3(mxKeySwapBitsE(mxKeySwapBitsF(mxKeyNot(mxKeyXorB(changeDuplicatesB(mxKeyXorB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Not(mxKeyAlg2(mxKeyByBitEnc(mxKeyRotEnc2(mxKeyXorB(mxKeySwapMinors3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Alg2(mxKeySwapBitsRound(mxKeyRotEnc(changeDuplicatesC2(changeDuplicatesC2(mxKeySwapBitsRound(mxKeyAlg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SwapBitsG(mxKeyNot(mxKeyRotateLeftBits(mxKeyXorB(mxKeyXorB(mxKeyRotateLeftBits(changeDuplicatesB(mxKeyReverseBits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changeDuplicates(mxKeySwapBitsRound(mxKeyAddRR(mxKeyByBitEnc(mxKeyRotEnc2(mxKeyNot(changeDuplicates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p2kproc1-2-3(mxKeyNot(p2kproc3(mxKeySwapBitsG(changeDuplicatesC2(mxKeyRotEnc(mxKeyAlg2(changeDuplicatesB(mxKeySwapBitsE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XorRR(mxKeyRotateLeftBits(mxKeySwapBitsRound(mxKeyReverseBits(mxKeyAlg1(mxKeyXorRR(mxKeyRotEnc2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p2kproc1-2-3(mxKeySwapBitsD(mxKeyRotateLeftBits(mxKeyXorB(mxKeyNot(mxKeySwapBitsF(mxKeyByBitEnc(mxKeyAddRR(changeDuplicatesB</text:p>
          </table:table-cell>
          <table:table-cell office:value-type="float" office:value="548" calcext:value-type="float">
            <text:p>548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</table:table-row>
      </table:table>
      <table:named-expressions/>
      <table:database-ranges>
        <table:database-range table:name="__Anonymous_Sheet_DB__0" table:target-range-address="'pass2key_procgen-B-RANDxx-MAX-SUM-8'.A1:'pass2key_procgen-B-RANDxx-MAX-SUM-8'.D478" table:contains-header="false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25T12:26:26.260472210</dc:date>
    <meta:editing-duration>PT1M4S</meta:editing-duration>
    <meta:editing-cycles>1</meta:editing-cycles>
    <meta:document-statistic meta:table-count="1" meta:cell-count="1912" meta:object-count="0"/>
    <meta:generator>LibreOffice/6.3.4.2.0$Linux_X86_64 LibreOffice_project/30$Build-2</meta:generator>
  </office:meta>
</office:document-meta>
</file>